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153dfb" officeooo:paragraph-rsid="00153dfb"/>
    </style:style>
    <style:style style:name="T1" style:family="text">
      <style:text-properties officeooo:rsid="00153dfb"/>
    </style:style>
    <style:style style:name="T2" style:family="text">
      <style:text-properties officeooo:rsid="0015c123"/>
    </style:style>
    <style:style style:name="T3" style:family="text">
      <style:text-properties officeooo:rsid="0017a2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Transparency</text:span> </text:h>
      <text:p text:style-name="P1"/>
      <text:p text:style-name="P2"><text:span text:style-name="T3">A s</text:span>imple way to get very basic (and ugly) <text:span text:style-name="T2">transparency</text:span> in Deferred Shading. It works by discarding a percentage of pixels based on the alpha value passed by the datablock. <text:span text:style-name="T3">You can also use Alpha textures for this. If you enable sharp-transparency, you can make parts of an object invisible. Usefull for grass or leav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4M27S</meta:editing-duration>
    <meta:editing-cycles>4</meta:editing-cycles>
    <meta:generator>LibreOffice/5.3.0.3$Linux_X86_64 LibreOffice_project/30m0$Build-3</meta:generator>
    <dc:date>2017-02-10T15:37:34.874191073</dc:date>
    <meta:document-statistic meta:table-count="0" meta:image-count="0" meta:object-count="0" meta:page-count="1" meta:paragraph-count="2" meta:word-count="56" meta:character-count="332" meta:non-whitespace-character-count="277"/>
  </office:meta>
</office:document-meta>
</file>